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4" style:family="table-cell" style:parent-style-name="Default" style:data-style-name="N121"/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office:annotation draw:style-name="gr1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4">Regard as classes of headsets rather than specific models.</text:span></text:p>
              <text:p text:style-name="P1"><text:span text:style-name="T4"/></text:p>
              <text:p text:style-name="P1"><text:span text:style-name="T4">Pimax 8kX = Pimax Vision 8kX DSC Mode</text:span></text:p>
              <text:p text:style-name="P1"><text:span text:style-name="T4"/></text:p>
              <text:p text:style-name="P1"><text:span text:style-name="T4">Pimax 5kp = Pimax Vision 8kX Upscale Mode, Pimax Vision 8k+, Pimax 5k+, Pimax Artisan, etc</text:span></text:p>
            </office:annotation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5" svg:width="123.96pt" svg:height="61.68pt" svg:x="601.68pt" svg:y="8.67pt" draw:caption-point-x="-17.29pt" draw:caption-point-y="42.8pt">
              <dc:date>2019-11-29T00:00:00</dc:date>
              <text:p text:style-name="P4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office:annotation draw:style-name="gr2" draw:text-style-name="P5" svg:width="109.19pt" svg:height="61.68pt" svg:x="601.68pt" svg:y="64.01pt" draw:caption-point-x="-17.29pt" draw:caption-point-y="38.66pt">
              <dc:date>2020-02-04T00:00:00</dc:date>
              <text:p text:style-name="P4"><text:span text:style-name="T4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12" draw:text-style-name="P5" svg:width="168.46pt" svg:height="117.67pt" svg:x="601.68pt" svg:y="72.68pt" draw:caption-point-x="-17.29pt" draw:caption-point-y="42.8pt">
              <dc:date>2020-02-04T00:00:00</dc:date>
              <text:p text:style-name="P4"><text:span text:style-name="T4">Higher seems to reduce Smart Smoothing artifacts.</text:span></text:p>
              <text:p text:style-name="P4"><text:span text:style-name="T4"/></text:p>
              <text:p text:style-name="P4"><text:span text:style-name="T4">Prefer lower when object count may be high.</text:span></text:p>
              <text:p text:style-name="P4"><text:span text:style-name="T4"/></text:p>
              <text:p text:style-name="P4"><text:span text:style-name="T4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office:annotation draw:style-name="gr14" draw:text-style-name="P5" svg:width="212.94pt" svg:height="140.06pt" svg:x="601.68pt" svg:y="98.28pt" draw:caption-point-x="-17.29pt" draw:caption-point-y="42.8pt">
              <dc:date>2019-12-03T00:00:00</dc:date>
              <text:p text:style-name="P4"><text:span text:style-name="T4">Prefer ‘conservative’ for instrument lighting. If required, ‘aggressive’ or ‘balanced’ may improve framerate.</text:span></text:p>
              <text:p text:style-name="P4"><text:span text:style-name="T4"/></text:p>
              <text:p text:style-name="P4"><text:span text:style-name="T4">Prefer ‘OFF’ for high-object count situations. Testing shows a direct trade of ~&lt;0.3x GPU frame latency for ~&gt;0.3x CPU frame latency in these cases.</text:span></text:p>
              <text:p text:style-name="P4"><text:span text:style-name="T4"/></text:p>
              <text:p text:style-name="P4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office:annotation draw:style-name="gr5" draw:text-style-name="P5" svg:width="265.86pt" svg:height="151.26pt" svg:x="601.68pt" svg:y="111.06pt" draw:caption-point-x="-17.29pt" draw:caption-point-y="42.8pt">
              <dc:date>2019-12-01T00:00:00</dc:date>
              <text:p text:style-name="P4"><text:span text:style-name="T4">Prefer ‘OFF’. Zoom, ‘ON’, costs performance. Monocular (one eye closed) zoom works in either case.</text:span></text:p>
              <text:p text:style-name="P4"><text:span text:style-name="T4"/></text:p>
              <text:p text:style-name="P4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4"><text:span text:style-name="T4"/></text:p>
              <text:p text:style-name="P4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5" svg:width="82.18pt" svg:height="61.68pt" svg:x="1271.2pt" svg:y="111.06pt" draw:caption-point-x="-17.29pt" draw:caption-point-y="42.8pt">
              <dc:date>2019-11-30T00:00:00</dc:date>
              <text:p text:style-name="P4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136.66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office:annotation draw:style-name="gr16" draw:text-style-name="P5" svg:width="161.8pt" svg:height="68.74pt" svg:x="601.68pt" svg:y="149.47pt" draw:caption-point-x="-17.29pt" draw:caption-point-y="42.8pt">
              <dc:date>2019-12-03T00:00:00</dc:date>
              <text:p text:style-name="P4"><text:span text:style-name="T4">Prefer ‘ON’ to reduce possiblity of artifacts.</text:span></text:p>
              <text:p text:style-name="P4"><text:span text:style-name="T4"/></text:p>
              <text:p text:style-name="P4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19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4">Set ‘1.0’ for any headset (typically non-pimax) without driver supersampling!</text:span></text:p>
              <text:p text:style-name="P1"><text:span text:style-name="T4"/></text:p>
              <text:p text:style-name="P1"><text:span text:style-name="T4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1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4">Expect SteamVR will automatically adjust to correct value when ‘Parallel Projections’ is toggled.</text:span></text:p>
              <text:p text:style-name="P1"><text:span text:style-name="T4"/></text:p>
              <text:p text:style-name="P1"><text:span text:style-name="T4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88" table:content-validation-name="val16" office:value-type="float" office:value="1" calcext:value-type="float">
            <office:annotation draw:style-name="gr2" draw:text-style-name="P5" svg:width="82.18pt" svg:height="61.68pt" svg:x="709.99pt" svg:y="200.66pt" draw:caption-point-x="-17.29pt" draw:caption-point-y="42.8pt">
              <dc:date>2019-11-30T00:00:00</dc:date>
              <text:p text:style-name="P4"><text:span text:style-name="T4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5" svg:width="82.18pt" svg:height="51pt" svg:x="655.85pt" svg:y="213.4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0];0)" office:value-type="float" office:value="2700" calcext:value-type="float">
            <text:p>2700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20" draw:text-style-name="P5" svg:width="343.3pt" svg:height="116.87pt" svg:x="754.75pt" svg:y="136.6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88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4">Prefer &lt;=‘1.25’. High values may incur single-thread bottlenecks.</text:span></text:p>
            </office:annotation>
            <text:p>1.2</text:p>
          </table:table-cell>
          <table:table-cell table:style-name="ce41" office:value-type="string" calcext:value-type="string">
            <office:annotation draw:style-name="gr6" draw:text-style-name="P5" svg:width="82.18pt" svg:height="51pt" svg:x="655.85pt" svg:y="303.0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3240" calcext:value-type="float">
            <text:p>3240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21" draw:text-style-name="P5" svg:width="71.63pt" svg:height="30.84pt" svg:x="816.49pt" svg:y="299.51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5" calcext:value-type="float">
            <office:annotation draw:style-name="gr21" draw:text-style-name="P5" svg:width="71.63pt" svg:height="30.84pt" svg:x="112.03pt" svg:y="312.29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5760x3240" calcext:value-type="string">
            <office:annotation draw:style-name="gr22" draw:text-style-name="P5" svg:width="507.6pt" svg:height="319.21pt" svg:x="248.63pt" svg:y="187.31pt" draw:caption-point-x="660.67pt" draw:caption-point-y="171.35pt">
              <dc:date>2019-11-29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Equivalent display panel resolution for relative comparisons ONLY.</text:span></text:p>
              <text:p text:style-name="P4"><text:span text:style-name="T4"/></text:p>
              <text:p text:style-name="P4"><text:span text:style-name="T4">Margin of error is &gt;+/-20% for vAngular, vFOV, or any derivative. Exaggerated vFOV marketing claims may be taken at face value, aggregated, or rounded.</text:span></text:p>
              <text:p text:style-name="P4"><text:span text:style-name="T4"/></text:p>
              <text:p text:style-name="P4"><text:span text:style-name="T4">Drastic differences in optics quality and pixel usage are also more significant.</text:span></text:p>
              <text:p text:style-name="P4"><text:span text:style-name="T4"/></text:p>
              <text:p text:style-name="P4"><text:span text:style-name="T4">No part of this list is intended as PASS/FAIL criteria.</text:span></text:p>
              <text:p text:style-name="P4"><text:span text:style-name="T4"/></text:p>
              <text:p text:style-name="P4"><text:span text:style-name="T4"/></text:p>
              <text:p text:style-name="P4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4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4"><text:span text:style-name="T4"/></text:p>
              <text:p text:style-name="P4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4"><text:span text:style-name="T4"/></text:p>
              <text:p text:style-name="P4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4"><text:span text:style-name="T4"/></text:p>
              <text:p text:style-name="P4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4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4"><text:span text:style-name="T4"/></text:p>
              <text:p text:style-name="P4"><text:span text:style-name="T4"/></text:p>
              <text:p text:style-name="P4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4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4"><text:span text:style-name="T4"/></text:p>
              <text:p text:style-name="P4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4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5760x3240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3" draw:text-style-name="P5" svg:width="216.54pt" svg:height="162.45pt" svg:x="784.12pt" svg:y="180.54pt" draw:caption-point-x="233.49pt" draw:caption-point-y="178.13pt">
              <dc:date>2019-11-30T00:00:00</dc:date>
              <text:p text:style-name="P4"><text:span text:style-name="T4">Values &gt;1.5x native will NOT be meaningfully better.</text:span></text:p>
              <text:p text:style-name="P4"><text:span text:style-name="T4"/></text:p>
              <text:p text:style-name="P4"><text:span text:style-name="T4">Margin of error &gt;+/-20%.</text:span></text:p>
              <text:p text:style-name="P4"><text:span text:style-name="T4"/></text:p>
              <text:p text:style-name="P4"><text:span text:style-name="T4">Highly nonlinear due to human vision thresholds and sampling error.</text:span></text:p>
              <text:p text:style-name="P4"><text:span text:style-name="T4"/></text:p>
              <text:p text:style-name="P4"><text:span text:style-name="T4">Optical artifacts may degrade useful resolution further.</text:span></text:p>
              <text:p text:style-name="P4"><text:span text:style-name="T4"/></text:p>
              <text:p text:style-name="P4"><text:span text:style-name="T4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974" calcext:value-type="float">
            <office:annotation draw:style-name="gr20" draw:text-style-name="P5" svg:width="343.3pt" svg:height="116.87pt" svg:x="754.75pt" svg:y="226.2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974" calcext:value-type="float">
            <office:annotation draw:style-name="gr20" draw:text-style-name="P5" svg:width="343.3pt" svg:height="116.87pt" svg:x="0pt" svg:y="239.1pt" draw:caption-point-x="96.55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97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559.08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23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87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23" draw:text-style-name="P5" svg:width="359.35pt" svg:height="296.82pt" svg:x="113.84pt" svg:y="853.46pt" draw:caption-point-x="-17.29pt" draw:caption-point-y="42.8pt">
              <dc:date>2020-02-04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Do NOT interpret linearly.</text:span></text:p>
              <text:p text:style-name="P4"><text:span text:style-name="T4"/></text:p>
              <text:p text:style-name="P4"><text:span text:style-name="T4">Read and understand formulas before drawing any conclusions.</text:span></text:p>
              <text:p text:style-name="P4"><text:span text:style-name="T4"/></text:p>
              <text:p text:style-name="P4"><text:span text:style-name="T4">-</text:span></text:p>
              <text:p text:style-name="P4"><text:span text:style-name="T4"/></text:p>
              <text:p text:style-name="P4"><text:span text:style-name="T4">Comparisons across vendors (NVIDIA, AMD, Intel), will be inaccurate by as much as +/-40%.</text:span></text:p>
              <text:p text:style-name="P4"><text:span text:style-name="T4"/></text:p>
              <text:p text:style-name="P4"><text:span text:style-name="T4">Comparisons across major design changes (AMD FX vs AMD Ryzen) will be inaccurate by as much as +100% -50% (+double -half). </text:span></text:p>
              <text:p text:style-name="P4"><text:span text:style-name="T4"/></text:p>
              <text:p text:style-name="P4"><text:span text:style-name="T4">GPU is the limiting factor for almost all applications. CPU and RAM predictions should generally be ignored unless the specific weaknesses are known to be relevant.</text:span></text:p>
              <text:p text:style-name="P4"><text:span text:style-name="T4"/></text:p>
              <text:p text:style-name="P4"><text:span text:style-name="T4">CPU/GPU utilization is never an indicator of frame dropping margins. FPSVR measured latencies are generally valid, though some noticeable timing spikes may not be detected.</text:span></text:p>
              <text:p text:style-name="P4"><text:span text:style-name="T4"/></text:p>
              <text:p text:style-name="P4"><text:span text:style-name="T4">Beware some loads are independent of resolution, imposing minimum requirements. CPU/GPU loads will not decrease consistently with resolution.</text:span></text:p>
              <text:p text:style-name="P4"><text:span text:style-name="T4"/></text:p>
              <text:p text:style-name="P4"><text:span text:style-name="T4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994.28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91.08pt" svg:height="72.88pt" svg:x="113.84pt" svg:y="1007.06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5" svg:width="82.18pt" svg:height="140.06pt" svg:x="113.84pt" svg:y="1045.47pt" draw:caption-point-x="-17.29pt" draw:caption-point-y="42.8pt">
              <dc:date>2020-01-05T00:00:00</dc:date>
              <text:p text:style-name="P4"><text:span text:style-name="T4">Logical Cores</text:span></text:p>
              <text:p text:style-name="P4"><text:span text:style-name="T4"/></text:p>
              <text:p text:style-name="P4"><text:span text:style-name="T4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1058.26pt" draw:caption-point-x="-17.29pt" draw:caption-point-y="42.8pt">
              <dc:date>2020-01-05T00:00:00</dc:date>
              <text:p text:style-name="P4"><text:span text:style-name="T4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5" svg:width="82.18pt" svg:height="61.68pt" svg:x="113.84pt" svg:y="1071.07pt" draw:caption-point-x="-17.29pt" draw:caption-point-y="42.8pt">
              <dc:date>2020-01-05T00:00:00</dc:date>
              <text:p text:style-name="P4"><text:span text:style-name="T4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4" draw:text-style-name="P5" svg:width="82.18pt" svg:height="184.85pt" svg:x="113.84pt" svg:y="1083.86pt" draw:caption-point-x="-17.29pt" draw:caption-point-y="42.8pt">
              <dc:date>2020-01-05T00:00:00</dc:date>
              <text:p text:style-name="P4"><text:span text:style-name="T4">May be inaccurate and unfair.</text:span></text:p>
              <text:p text:style-name="P4"><text:span text:style-name="T4"/></text:p>
              <text:p text:style-name="P4"><text:span text:style-name="T4">Until proven otherwise.</text:span></text:p>
              <text:p text:style-name="P4"><text:span text:style-name="T4"/></text:p>
              <text:p text:style-name="P4"><text:span text:style-name="T4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5" svg:width="180.17pt" svg:height="151.26pt" svg:x="601.68pt" svg:y="1122.26pt" draw:caption-point-x="-17.29pt" draw:caption-point-y="42.8pt">
              <dc:date>2020-01-05T00:00:00</dc:date>
              <text:p text:style-name="P4"><text:span text:style-name="T4">Beware, cards with adequate air or water cooling cooling and power target settings are able to maintain boost clock continuously with typical applications.</text:span></text:p>
              <text:p text:style-name="P4"><text:span text:style-name="T4"/></text:p>
              <text:p text:style-name="P4"><text:span text:style-name="T4">Many, if not most, cards are not capable of this.</text:span></text:p>
              <text:p text:style-name="P4"><text:span text:style-name="T4"/></text:p>
              <text:p text:style-name="P4"><text:span text:style-name="T4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50.28pt" draw:caption-point-x="-17.29pt" draw:caption-point-y="42.8pt">
              <dc:date>2020-01-05T00:00:00</dc:date>
              <text:p text:style-name="P4"><text:span text:style-name="T4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88.66pt" draw:caption-point-x="-17.29pt" draw:caption-point-y="42.8pt">
              <dc:date>2020-01-05T00:00:00</dc:date>
              <text:p text:style-name="P4"><text:span text:style-name="T4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51.98725105966" calcext:value-type="float">
            <text:p>3252</text:p>
          </table:table-cell>
          <table:table-cell table:style-name="ce72" table:formula="of:=[.E114]/[.$C$74]" office:value-type="float" office:value="1.50554965326836" calcext:value-type="float">
            <text:p>1.506</text:p>
          </table:table-cell>
          <table:table-cell table:style-name="ce72" table:formula="of:=[.F114]*[.$C$77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45.5698854938" calcext:value-type="float">
            <text:p>3246</text:p>
          </table:table-cell>
          <table:table-cell table:style-name="ce72" table:formula="of:=[.E115]/[.$C$74]" office:value-type="float" office:value="1.50257865069157" calcext:value-type="float">
            <text:p>1.503</text:p>
          </table:table-cell>
          <table:table-cell table:style-name="ce72" table:formula="of:=[.F115]*[.$C$77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13.59304768077" calcext:value-type="float">
            <text:p>3214</text:p>
          </table:table-cell>
          <table:table-cell table:style-name="ce72" table:formula="of:=[.E116]/[.$C$74]" office:value-type="float" office:value="1.48777455911147" calcext:value-type="float">
            <text:p>1.488</text:p>
          </table:table-cell>
          <table:table-cell table:style-name="ce72" table:formula="of:=[.F116]*[.$C$77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74.32500265397" calcext:value-type="float">
            <text:p>2874</text:p>
          </table:table-cell>
          <table:table-cell table:style-name="ce72" table:formula="of:=[.E117]/[.$C$74]" office:value-type="float" office:value="1.33070601974721" calcext:value-type="float">
            <text:p>1.331</text:p>
          </table:table-cell>
          <table:table-cell table:style-name="ce72" table:formula="of:=[.F117]*[.$C$77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05.92230826158" calcext:value-type="float">
            <text:p>2806</text:p>
          </table:table-cell>
          <table:table-cell table:style-name="ce72" table:formula="of:=[.E118]/[.$C$74]" office:value-type="float" office:value="1.29903810567666" calcext:value-type="float">
            <text:p>1.299</text:p>
          </table:table-cell>
          <table:table-cell table:style-name="ce72" table:formula="of:=[.F118]*[.$C$77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39.38941236558" calcext:value-type="float">
            <text:p>3039</text:p>
          </table:table-cell>
          <table:table-cell table:style-name="ce72" table:formula="of:=[.E119]/[.$C$74]" office:value-type="float" office:value="1.40712472794703" calcext:value-type="float">
            <text:p>1.407</text:p>
          </table:table-cell>
          <table:table-cell table:style-name="ce72" table:formula="of:=[.F119]*[.$C$77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09.4439588031" calcext:value-type="float">
            <text:p>3009</text:p>
          </table:table-cell>
          <table:table-cell table:style-name="ce72" table:formula="of:=[.E120]/[.$C$74]" office:value-type="float" office:value="1.39326109203847" calcext:value-type="float">
            <text:p>1.393</text:p>
          </table:table-cell>
          <table:table-cell table:style-name="ce72" table:formula="of:=[.F120]*[.$C$77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22.14448335045" calcext:value-type="float">
            <text:p>2722</text:p>
          </table:table-cell>
          <table:table-cell table:style-name="ce72" table:formula="of:=[.E126]/[.$C$74]" office:value-type="float" office:value="1.26025207562521" calcext:value-type="float">
            <text:p>1.260</text:p>
          </table:table-cell>
          <table:table-cell table:style-name="ce72" table:formula="of:=[.F126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22.14448335045" calcext:value-type="float">
            <text:p>2722</text:p>
          </table:table-cell>
          <table:table-cell table:style-name="ce72" table:formula="of:=[.E127]/[.$C$74]" office:value-type="float" office:value="1.26025207562521" calcext:value-type="float">
            <text:p>1.260</text:p>
          </table:table-cell>
          <table:table-cell table:style-name="ce72" table:formula="of:=[.F127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63.08128396871" calcext:value-type="float">
            <text:p>2763</text:p>
          </table:table-cell>
          <table:table-cell table:style-name="ce72" table:formula="of:=[.E128]/[.$C$74]" office:value-type="float" office:value="1.27920429813366" calcext:value-type="float">
            <text:p>1.279</text:p>
          </table:table-cell>
          <table:table-cell table:style-name="ce72" table:formula="of:=[.F128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07.33778343917" calcext:value-type="float">
            <text:p>2907</text:p>
          </table:table-cell>
          <table:table-cell table:style-name="ce72" table:formula="of:=[.E129]/[.$C$74]" office:value-type="float" office:value="1.34598971455517" calcext:value-type="float">
            <text:p>1.346</text:p>
          </table:table-cell>
          <table:table-cell table:style-name="ce72" table:formula="of:=[.F129]*[.$C$77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63.08128396871" calcext:value-type="float">
            <text:p>2763</text:p>
          </table:table-cell>
          <table:table-cell table:style-name="ce72" table:formula="of:=[.E130]/[.$C$74]" office:value-type="float" office:value="1.27920429813366" calcext:value-type="float">
            <text:p>1.279</text:p>
          </table:table-cell>
          <table:table-cell table:style-name="ce72" table:formula="of:=[.F130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92.29599039227" calcext:value-type="float">
            <text:p>2992</text:p>
          </table:table-cell>
          <table:table-cell table:style-name="ce72" table:formula="of:=[.E131]/[.$C$74]" office:value-type="float" office:value="1.3853222177742" calcext:value-type="float">
            <text:p>1.385</text:p>
          </table:table-cell>
          <table:table-cell table:style-name="ce72" table:formula="of:=[.F131]*[.$C$77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84.9887853693" calcext:value-type="float">
            <text:p>2985</text:p>
          </table:table-cell>
          <table:table-cell table:style-name="ce72" table:formula="of:=[.E132]/[.$C$74]" office:value-type="float" office:value="1.38193925248579" calcext:value-type="float">
            <text:p>1.382</text:p>
          </table:table-cell>
          <table:table-cell table:style-name="ce72" table:formula="of:=[.F132]*[.$C$77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50.21450333784" calcext:value-type="float">
            <text:p>2950</text:p>
          </table:table-cell>
          <table:table-cell table:style-name="ce72" table:formula="of:=[.E133]/[.$C$74]" office:value-type="float" office:value="1.36584004784159" calcext:value-type="float">
            <text:p>1.366</text:p>
          </table:table-cell>
          <table:table-cell table:style-name="ce72" table:formula="of:=[.F133]*[.$C$77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511.71354737754" calcext:value-type="float">
            <text:p>3512</text:p>
          </table:table-cell>
          <table:table-cell table:style-name="ce72" table:formula="of:=[.E134]/[.$C$74]" office:value-type="float" office:value="1.62579330897108" calcext:value-type="float">
            <text:p>1.626</text:p>
          </table:table-cell>
          <table:table-cell table:style-name="ce72" table:formula="of:=[.F134]*[.$C$77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322.03829922812" calcext:value-type="float">
            <text:p>3322</text:p>
          </table:table-cell>
          <table:table-cell table:style-name="ce72" table:formula="of:=[.E135]/[.$C$74]" office:value-type="float" office:value="1.53798069408709" calcext:value-type="float">
            <text:p>1.538</text:p>
          </table:table-cell>
          <table:table-cell table:style-name="ce72" table:formula="of:=[.F135]*[.$C$77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82.034676249" calcext:value-type="float">
            <text:p>3182</text:p>
          </table:table-cell>
          <table:table-cell table:style-name="ce72" table:formula="of:=[.E136]/[.$C$74]" office:value-type="float" office:value="1.47316420196713" calcext:value-type="float">
            <text:p>1.473</text:p>
          </table:table-cell>
          <table:table-cell table:style-name="ce72" table:formula="of:=[.F136]*[.$C$77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73.44387030279" calcext:value-type="float">
            <text:p>2673</text:p>
          </table:table-cell>
          <table:table-cell table:style-name="ce72" table:formula="of:=[.E137]/[.$C$74]" office:value-type="float" office:value="1.23770549551055" calcext:value-type="float">
            <text:p>1.238</text:p>
          </table:table-cell>
          <table:table-cell table:style-name="ce72" table:formula="of:=[.F137]*[.$C$77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40" calcext:value-type="float">
            <text:p>3240</text:p>
          </table:table-cell>
          <table:table-cell table:style-name="ce72" table:formula="of:=[.E140]/[.$C$74]" office:value-type="float" office:value="1.5" calcext:value-type="float">
            <text:p>1.500</text:p>
          </table:table-cell>
          <table:table-cell table:style-name="ce72" table:formula="of:=[.F140]*[.$C$77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2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107" table:formula="of:=[$'DCS-FA18C'.C28]" office:value-type="float" office:value="1.2" calcext:value-type="float">
            <text:p>1.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101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20:12.38975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4T19:08:10.990431240</dc:date>
    <meta:editing-duration>P1DT7H25M41S</meta:editing-duration>
    <meta:editing-cycles>417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